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Jf_1</text:p>
          </table:table-cell>
          <table:table-cell office:value-type="string">
            <text:p>Jf_2</text:p>
          </table:table-cell>
          <table:table-cell office:value-type="string">
            <text:p>jc</text:p>
          </table:table-cell>
        </table:table-row>
        <table:table-row table:style-name="ro1">
          <table:table-cell office:value-type="string">
            <text:p>pilot_coun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+[.B2]+[.C2]" office:value-type="float" office:value="10">
            <text:p>10</text:p>
          </table:table-cell>
        </table:table-row>
        <table:table-row table:style-name="ro1">
          <table:table-cell office:value-type="string">
            <text:p>pair_count</text:p>
          </table:table-cell>
          <table:table-cell table:formula="of:=+([.B2] * [.B2] - [.B2]) / 2" office:value-type="float" office:value="15">
            <text:p>15</text:p>
          </table:table-cell>
          <table:table-cell table:formula="of:=+([.C2] * [.C2] - [.C2]) / 2" office:value-type="float" office:value="6">
            <text:p>6</text:p>
          </table:table-cell>
          <table:table-cell table:formula="of:=+[.B3]+[.C3]" office:value-type="float" office:value="21">
            <text:p>21</text:p>
          </table:table-cell>
        </table:table-row>
        <table:table-row table:style-name="ro1">
          <table:table-cell office:value-type="string">
            <text:p>sigma_d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+[.B4]+[.C4]" office:value-type="float" office:value="24">
            <text:p>24</text:p>
          </table:table-cell>
        </table:table-row>
        <table:table-row table:style-name="ro1">
          <table:table-cell office:value-type="string">
            <text:p>sigma_p2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+[.B5]+[.C5]" office:value-type="float" office:value="109">
            <text:p>109</text:p>
          </table:table-cell>
        </table:table-row>
        <table:table-row table:style-name="ro1">
          <table:table-cell office:value-type="string">
            <text:p>sigma_j2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table:formula="of:=+[.B6]+[.C6]" office:value-type="float" office:value="105">
            <text:p>105</text:p>
          </table:table-cell>
        </table:table-row>
        <table:table-row table:style-name="ro1">
          <table:table-cell office:value-type="string">
            <text:p>sigma_pj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+[.B7]+[.C7]" office:value-type="float" office:value="104">
            <text:p>104</text:p>
          </table:table-cell>
        </table:table-row>
        <table:table-row table:style-name="ro1">
          <table:table-cell office:value-type="string">
            <text:p>sigma_ri_delta</text:p>
          </table:table-cell>
          <table:table-cell office:value-type="float" office:value="0.1819549168">
            <text:p>0.1819549168</text:p>
          </table:table-cell>
          <table:table-cell office:value-type="float" office:value="0.1552617297">
            <text:p>0.1552617297</text:p>
          </table:table-cell>
          <table:table-cell table:formula="of:=+[.B8]+[.C8]" office:value-type="float" office:value="0.3372166465">
            <text:p>0.3372166465</text:p>
          </table:table-cell>
        </table:table-row>
        <table:table-row table:style-name="ro1"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+[.B9]+[.C9]" office:value-type="float" office:value="13">
            <text:p>13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+[.B10]+[.C10]" office:value-type="float" office:value="7">
            <text:p>7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+[.B11]+[.C11]" office:value-type="float" office:value="4">
            <text:p>4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+[.B12]+[.C12]"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horho</text:p>
          </table:table-cell>
          <table:table-cell table:formula="of:=+1-6*[.B4]/([.B2] * ([.B2] * [.B2] - 1))" office:value-type="float" office:value="0.542857142857143">
            <text:p>0.5428571429</text:p>
          </table:table-cell>
          <table:table-cell table:formula="of:=+1-6*[.C4]/([.C2] * ([.C2] * [.C2] - 1))" office:value-type="float" office:value="0.2">
            <text:p>0.2</text:p>
          </table:table-cell>
          <table:table-cell table:formula="of:=+([.B14]+[.C14])/2" office:value-type="float" office:value="0.371428571428571">
            <text:p>0.3714285714</text:p>
          </table:table-cell>
        </table:table-row>
        <table:table-row table:style-name="ro1">
          <table:table-cell office:value-type="string">
            <text:p>rho</text:p>
          </table:table-cell>
          <table:table-cell table:number-columns-repeated="3"/>
        </table:table-row>
        <table:table-row table:style-name="ro1">
          <table:table-cell office:value-type="string">
            <text:p>ri</text:p>
          </table:table-cell>
          <table:table-cell table:formula="of:=+(20 * [.B8])/(0.0057 * [.B2] * [.B2] + 0.1041 * [.B2])" office:value-type="float" office:value="4.38551257652446">
            <text:p>4.3855125765</text:p>
          </table:table-cell>
          <table:table-cell table:formula="of:=+(20 * [.C8])/(0.0057 * [.C2] * [.C2] + 0.1041 * [.C2])" office:value-type="float" office:value="6.11748343971631">
            <text:p>6.1174834397</text:p>
          </table:table-cell>
          <table:table-cell table:formula="of:=+(20 * [.D8])/(0.0057 * [.D2] * [.D2] + 0.1041 * [.D2])" office:value-type="float" office:value="4.18642639975171">
            <text:p>4.1864263998</text:p>
          </table:table-cell>
        </table:table-row>
        <table:table-row table:style-name="ro1">
          <table:table-cell office:value-type="string">
            <text:p>tau</text:p>
          </table:table-cell>
          <table:table-cell table:formula="of:=+([.B9]-[.B10])/[.B3]" office:value-type="float" office:value="0.466666666666667">
            <text:p>0.4666666667</text:p>
          </table:table-cell>
          <table:table-cell table:formula="of:=+([.C9]-[.C10])/[.C3]" office:value-type="float" office:value="-0.166666666666667">
            <text:p>-0.1666666667</text:p>
          </table:table-cell>
          <table:table-cell table:formula="of:=+([.D9]-[.D10])/[.D3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gamma</text:p>
          </table:table-cell>
          <table:table-cell table:formula="of:=+([.B9] - [.B10])/([.B9] + [.B10])" office:value-type="float" office:value="0.466666666666667">
            <text:p>0.4666666667</text:p>
          </table:table-cell>
          <table:table-cell table:formula="of:=+([.C9] - [.C10])/([.C9] + [.C10])" office:value-type="float" office:value="-0.2">
            <text:p>-0.2</text:p>
          </table:table-cell>
          <table:table-cell table:formula="of:=+([.D9] - [.D10])/([.D9] + [.D10])" office:value-type="float" office:value="0.3">
            <text:p>0.3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Finale 2010</text:p>
          </table:table-cell>
          <table:table-cell table:number-columns-repeated="9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3]-[.E3])*([.C3]-[.E3])" office:value-type="float" office:value="0">
            <text:p>0</text:p>
          </table:table-cell>
          <table:table-cell table:formula="of:=+4*([.E3]-[.$D$12])*([.E3]-[.$D$12])" office:value-type="float" office:value="25">
            <text:p>25</text:p>
          </table:table-cell>
          <table:table-cell table:formula="of:=+4*([.C3]-[.$D$12])*([.C3]-[.$D$12])" office:value-type="float" office:value="25">
            <text:p>25</text:p>
          </table:table-cell>
          <table:table-cell table:formula="of:=+4*([.C3]-[.$D$12])*([.E3]-[.$D$12])" office:value-type="float" office:value="25">
            <text:p>25</text:p>
          </table:table-cell>
          <table:table-cell table:formula="of:=ABS([.C3]-[.E3])*ABS([.B3]-[.D3])/[.D3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4]-[.E4])*([.C4]-[.E4])" office:value-type="float" office:value="0">
            <text:p>0</text:p>
          </table:table-cell>
          <table:table-cell table:formula="of:=+4*([.E4]-[.$D$12])*([.E4]-[.$D$12])" office:value-type="float" office:value="9">
            <text:p>9</text:p>
          </table:table-cell>
          <table:table-cell table:formula="of:=+4*([.C4]-[.$D$12])*([.C4]-[.$D$12])" office:value-type="float" office:value="9">
            <text:p>9</text:p>
          </table:table-cell>
          <table:table-cell table:formula="of:=+4*([.C4]-[.$D$12])*([.E4]-[.$D$12])" office:value-type="float" office:value="9">
            <text:p>9</text:p>
          </table:table-cell>
          <table:table-cell table:formula="of:=ABS([.C4]-[.E4])*ABS([.B4]-[.D4])/[.D4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5]-[.E5])*([.C5]-[.E5])" office:value-type="float" office:value="0">
            <text:p>0</text:p>
          </table:table-cell>
          <table:table-cell table:formula="of:=+4*([.E5]-[.$D$12])*([.E5]-[.$D$12])" office:value-type="float" office:value="1">
            <text:p>1</text:p>
          </table:table-cell>
          <table:table-cell table:formula="of:=+4*([.C5]-[.$D$12])*([.C5]-[.$D$12])" office:value-type="float" office:value="1">
            <text:p>1</text:p>
          </table:table-cell>
          <table:table-cell table:formula="of:=+4*([.C5]-[.$D$12])*([.E5]-[.$D$12])" office:value-type="float" office:value="1">
            <text:p>1</text:p>
          </table:table-cell>
          <table:table-cell table:formula="of:=ABS([.C5]-[.E5])*ABS([.B5]-[.D5])/[.D5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6]-[.E6])*([.C6]-[.E6])" office:value-type="float" office:value="4">
            <text:p>4</text:p>
          </table:table-cell>
          <table:table-cell table:formula="of:=+4*([.E6]-[.$D$12])*([.E6]-[.$D$12])" office:value-type="float" office:value="1">
            <text:p>1</text:p>
          </table:table-cell>
          <table:table-cell table:formula="of:=+4*([.C6]-[.$D$12])*([.C6]-[.$D$12])" office:value-type="float" office:value="25">
            <text:p>25</text:p>
          </table:table-cell>
          <table:table-cell table:formula="of:=+4*([.C6]-[.$D$12])*([.E6]-[.$D$12])" office:value-type="float" office:value="5">
            <text:p>5</text:p>
          </table:table-cell>
          <table:table-cell table:formula="of:=ABS([.C6]-[.E6])*ABS([.B6]-[.D6])/[.D6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7]-[.E7])*([.C7]-[.E7])" office:value-type="float" office:value="0">
            <text:p>0</text:p>
          </table:table-cell>
          <table:table-cell table:formula="of:=+4*([.E7]-[.$D$12])*([.E7]-[.$D$12])" office:value-type="float" office:value="9">
            <text:p>9</text:p>
          </table:table-cell>
          <table:table-cell table:formula="of:=+4*([.C7]-[.$D$12])*([.C7]-[.$D$12])" office:value-type="float" office:value="9">
            <text:p>9</text:p>
          </table:table-cell>
          <table:table-cell table:formula="of:=+4*([.C7]-[.$D$12])*([.E7]-[.$D$12])" office:value-type="float" office:value="9">
            <text:p>9</text:p>
          </table:table-cell>
          <table:table-cell table:formula="of:=ABS([.C7]-[.E7])*ABS([.B7]-[.D7])/[.D7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8]-[.E8])*([.C8]-[.E8])" office:value-type="float" office:value="4">
            <text:p>4</text:p>
          </table:table-cell>
          <table:table-cell table:formula="of:=+4*([.E8]-[.$D$12])*([.E8]-[.$D$12])" office:value-type="float" office:value="25">
            <text:p>25</text:p>
          </table:table-cell>
          <table:table-cell table:formula="of:=+4*([.C8]-[.$D$12])*([.C8]-[.$D$12])" office:value-type="float" office:value="1">
            <text:p>1</text:p>
          </table:table-cell>
          <table:table-cell table:formula="of:=+4*([.C8]-[.$D$12])*([.E8]-[.$D$12])" office:value-type="float" office:value="5">
            <text:p>5</text:p>
          </table:table-cell>
          <table:table-cell table:formula="of:=ABS([.C8]-[.E8])*ABS([.B8]-[.D8])/[.D8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3:.F8])" office:value-type="float" office:value="8">
            <text:p>8</text:p>
          </table:table-cell>
          <table:table-cell table:style-name="ce1" table:formula="of:=SUM([.G3:.G8])" office:value-type="float" office:value="70">
            <text:p>70</text:p>
          </table:table-cell>
          <table:table-cell table:style-name="ce1" table:formula="of:=SUM([.H3:.H8])" office:value-type="float" office:value="70">
            <text:p>70</text:p>
          </table:table-cell>
          <table:table-cell table:style-name="ce1" table:formula="of:=SUM([.I3:.I8])" office:value-type="float" office:value="54">
            <text:p>54</text:p>
          </table:table-cell>
          <table:table-cell table:style-name="ce1" table:formula="of:=SUM([.J3:.J8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ROUND(100*(1-(6 * [.F9]/([.D10]*([.D10]*[.D10]-1)))))"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10]*[.D10]-[.D10])/2" office:value-type="float" office:value="15">
            <text:p>15</text:p>
          </table:table-cell>
          <table:table-cell office:value-type="string">
            <text:p>rcc</text:p>
          </table:table-cell>
          <table:table-cell table:formula="of:=+ROUND(100*[.I9]/SQRT([.G9]*[.H9]))"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10]+1)/2" office:value-type="float" office:value="3.5">
            <text:p>3.5</text:p>
          </table:table-cell>
          <table:table-cell office:value-type="string">
            <text:p>RI</text:p>
          </table:table-cell>
          <table:table-cell table:formula="of:=+20 * [.J9]/(0.0057*[.D10]*[.D10]+0.1041*[.D10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3]-[.F14])/[.D11]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3]-[.F14])/([.F13]+[.F14]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535.5">
            <text:p>535.5</text:p>
          </table:table-cell>
          <table:table-cell office:value-type="float" office:value="1">
            <text:p>1</text:p>
          </table:table-cell>
          <table:table-cell table:formula="of:=+([.C19]-[.E19])*([.C19]-[.E19])" office:value-type="float" office:value="1">
            <text:p>1</text:p>
          </table:table-cell>
          <table:table-cell table:formula="of:=+4*([.E19]-[.$D$26])*([.E19]-[.$D$26])" office:value-type="float" office:value="9">
            <text:p>9</text:p>
          </table:table-cell>
          <table:table-cell table:formula="of:=+4*([.C19]-[.$D$26])*([.C19]-[.$D$26])" office:value-type="float" office:value="1">
            <text:p>1</text:p>
          </table:table-cell>
          <table:table-cell table:formula="of:=+4*([.C19]-[.$D$26])*([.E19]-[.$D$26])" office:value-type="float" office:value="3">
            <text:p>3</text:p>
          </table:table-cell>
          <table:table-cell table:formula="of:=ABS([.C19]-[.E19])*ABS([.B19]-[.D19])/[.D19]" office:value-type="float" office:value="0.0102707749766573">
            <text:p>0.010270775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16.9">
            <text:p>516.9</text:p>
          </table:table-cell>
          <table:table-cell office:value-type="float" office:value="2">
            <text:p>2</text:p>
          </table:table-cell>
          <table:table-cell table:formula="of:=+([.C20]-[.E20])*([.C20]-[.E20])" office:value-type="float" office:value="1">
            <text:p>1</text:p>
          </table:table-cell>
          <table:table-cell table:formula="of:=+4*([.E20]-[.$D$26])*([.E20]-[.$D$26])" office:value-type="float" office:value="1">
            <text:p>1</text:p>
          </table:table-cell>
          <table:table-cell table:formula="of:=+4*([.C20]-[.$D$26])*([.C20]-[.$D$26])" office:value-type="float" office:value="9">
            <text:p>9</text:p>
          </table:table-cell>
          <table:table-cell table:formula="of:=+4*([.C20]-[.$D$26])*([.E20]-[.$D$26])" office:value-type="float" office:value="3">
            <text:p>3</text:p>
          </table:table-cell>
          <table:table-cell table:formula="of:=ABS([.C20]-[.E20])*ABS([.B20]-[.D20])/[.D20]" office:value-type="float" office:value="0.0640355968272394">
            <text:p>0.0640355968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14">
            <text:p>514</text:p>
          </table:table-cell>
          <table:table-cell office:value-type="float" office:value="3">
            <text:p>3</text:p>
          </table:table-cell>
          <table:table-cell office:value-type="float" office:value="507.7">
            <text:p>507.7</text:p>
          </table:table-cell>
          <table:table-cell office:value-type="float" office:value="3">
            <text:p>3</text:p>
          </table:table-cell>
          <table:table-cell table:formula="of:=+([.C21]-[.E21])*([.C21]-[.E21])" office:value-type="float" office:value="0">
            <text:p>0</text:p>
          </table:table-cell>
          <table:table-cell table:formula="of:=+4*([.E21]-[.$D$26])*([.E21]-[.$D$26])" office:value-type="float" office:value="1">
            <text:p>1</text:p>
          </table:table-cell>
          <table:table-cell table:formula="of:=+4*([.C21]-[.$D$26])*([.C21]-[.$D$26])" office:value-type="float" office:value="1">
            <text:p>1</text:p>
          </table:table-cell>
          <table:table-cell table:formula="of:=+4*([.C21]-[.$D$26])*([.E21]-[.$D$26])" office:value-type="float" office:value="1">
            <text:p>1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504.9">
            <text:p>504.9</text:p>
          </table:table-cell>
          <table:table-cell office:value-type="float" office:value="4">
            <text:p>4</text:p>
          </table:table-cell>
          <table:table-cell table:formula="of:=+([.C22]-[.E22])*([.C22]-[.E22])" office:value-type="float" office:value="0">
            <text:p>0</text:p>
          </table:table-cell>
          <table:table-cell table:formula="of:=+4*([.E22]-[.$D$26])*([.E22]-[.$D$26])" office:value-type="float" office:value="9">
            <text:p>9</text:p>
          </table:table-cell>
          <table:table-cell table:formula="of:=+4*([.C22]-[.$D$26])*([.C22]-[.$D$26])" office:value-type="float" office:value="9">
            <text:p>9</text:p>
          </table:table-cell>
          <table:table-cell table:formula="of:=+4*([.C22]-[.$D$26])*([.E22]-[.$D$26])" office:value-type="float" office:value="9">
            <text:p>9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19:.F22])" office:value-type="float" office:value="2">
            <text:p>2</text:p>
          </table:table-cell>
          <table:table-cell table:style-name="ce1" table:formula="of:=SUM([.G19:.G22])" office:value-type="float" office:value="20">
            <text:p>20</text:p>
          </table:table-cell>
          <table:table-cell table:style-name="ce1" table:formula="of:=SUM([.H19:.H22])" office:value-type="float" office:value="20">
            <text:p>20</text:p>
          </table:table-cell>
          <table:table-cell table:style-name="ce1" table:formula="of:=SUM([.I19:.I22])" office:value-type="float" office:value="16">
            <text:p>16</text:p>
          </table:table-cell>
          <table:table-cell table:style-name="ce1" table:formula="of:=SUM([.J19:.J22])" office:value-type="float" office:value="0.0743063718038967">
            <text:p>0.074306371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rho</text:p>
          </table:table-cell>
          <table:table-cell table:formula="of:=+ROUND(100*(1-(6 * [.F23]/([.D24]*([.D24]*[.D24]-1)))))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24]*[.D24]-[.D24])/2" office:value-type="float" office:value="6">
            <text:p>6</text:p>
          </table:table-cell>
          <table:table-cell office:value-type="string">
            <text:p>rcc</text:p>
          </table:table-cell>
          <table:table-cell table:formula="of:=+ROUND(100*[.I23]/SQRT([.G23]*[.H23]))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([.D24]+1)/2" office:value-type="float" office:value="2.5">
            <text:p>2.5</text:p>
          </table:table-cell>
          <table:table-cell office:value-type="string">
            <text:p>RI</text:p>
          </table:table-cell>
          <table:table-cell table:formula="of:=+20 * [.J23]/(0.0057*[.D24]*[.D24]+0.1041*[.D24])" office:value-type="float" office:value="2.92775302615826">
            <text:p>2.92775302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27]-[.F28])/[.D25]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27]-[.F28])/([.F27]+[.F28])" office:value-type="float" office:value="0.666666666666667">
            <text:p>0.6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table:formula="of:=+[.F9]+[.F23]" office:value-type="float" office:value="10">
            <text:p>10</text:p>
          </table:table-cell>
          <table:table-cell table:style-name="ce1" table:formula="of:=+[.G9]+[.G23]" office:value-type="float" office:value="90">
            <text:p>90</text:p>
          </table:table-cell>
          <table:table-cell table:style-name="ce1" table:formula="of:=+[.H9]+[.H23]" office:value-type="float" office:value="90">
            <text:p>90</text:p>
          </table:table-cell>
          <table:table-cell table:style-name="ce1" table:formula="of:=+[.I9]+[.I23]" office:value-type="float" office:value="70">
            <text:p>70</text:p>
          </table:table-cell>
          <table:table-cell table:style-name="ce1" table:formula="of:=+[.J9]+[.J23]" office:value-type="float" office:value="0.229568101522453">
            <text:p>0.2295681015</text:p>
          </table:table-cell>
        </table:table-row>
        <table:table-row table:style-name="ro1">
          <table:table-cell table:number-columns-repeated="3"/>
          <table:table-cell table:formula="of:=+[.D10]+[.D24]" office:value-type="float" office:value="10">
            <text:p>10</text:p>
          </table:table-cell>
          <table:table-cell office:value-type="string">
            <text:p>rho</text:p>
          </table:table-cell>
          <table:table-cell table:formula="of:=+ROUND(100*(1-(6 * [.F32]/([.D33]*([.D33]*[.D33]-1)))))" office:value-type="float" office:value="94">
            <text:p>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[.D11]+[.D25]" office:value-type="float" office:value="21">
            <text:p>21</text:p>
          </table:table-cell>
          <table:table-cell office:value-type="string">
            <text:p>rcc</text:p>
          </table:table-cell>
          <table:table-cell table:formula="of:=+ROUND(100*[.I32]/SQRT([.G32]*[.H32]))" office:value-type="float" office:value="78">
            <text:p>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([.F12]+[.F26])/2" office:value-type="float" office:value="3.33495062393182">
            <text:p>3.33495062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table:formula="of:=+[.F13]+[.F27]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table:formula="of:=+[.F14]+[.F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6]-[.F37])/[.D34]" office:value-type="float" office:value="0.619047619047619">
            <text:p>0.6190476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6]-[.F37])/([.F36]+[.F37])" office:value-type="float" office:value="0.619047619047619">
            <text:p>0.619047619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5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2-01-28T12:20:59</meta:creation-date>
    <dc:date>2012-03-05T15:31:47</dc:date>
    <dc:creator>Douglas Lovell</dc:creator>
    <meta:editing-duration>PT04H49M59S</meta:editing-duration>
    <meta:editing-cycles>8</meta:editing-cycles>
    <meta:generator>OpenOffice.org/3.2$Linux OpenOffice.org_project/320m19$Build-9505</meta:generator>
    <meta:document-statistic meta:table-count="3" meta:cell-count="250" meta:object-count="0"/>
  </office:meta>
</office:document-meta>
</file>